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org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style-name="WW_CharLFO6LVL3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style-name="WW_CharLFO6LVL4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-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style-name="WW_CharLFO6LVL6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style-name="WW_CharLFO6LVL7" text:bullet-char="-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-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6LVL9" text:bullet-char="-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Titolo1" style:master-page-name="MP0" style:family="paragraph">
      <style:paragraph-properties fo:break-before="page" fo:text-align="start" style:page-number="1"/>
      <style:text-properties fo:font-weight="bold" style:font-weight-asian="bold" fo:language="it" fo:country="IT"/>
    </style:style>
    <style:style style:name="P2" style:parent-style-name="Normale" style:family="paragraph">
      <style:paragraph-properties fo:text-align="start"/>
      <style:text-properties fo:language="it" fo:country="IT"/>
    </style:style>
    <style:style style:name="P3" style:parent-style-name="Normale" style:family="paragraph">
      <style:paragraph-properties fo:text-align="start"/>
    </style:style>
    <style:style style:name="T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5" style:parent-style-name="Normale" style:family="paragraph">
      <style:paragraph-properties fo:text-align="start" fo:text-indent="0.5in"/>
    </style:style>
    <style:style style:name="T6" style:parent-style-name="Car.predefinitoparagrafo" style:family="text">
      <style:text-properties fo:font-size="12pt" style:font-size-asian="12pt" style:font-size-complex="12pt" fo:language="it" fo:country="IT"/>
    </style:style>
    <style:style style:name="T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" style:parent-style-name="Car.predefinitoparagrafo" style:family="text">
      <style:text-properties fo:font-size="12pt" style:font-size-asian="12pt" style:font-size-complex="12pt" fo:language="it" fo:country="IT"/>
    </style:style>
    <style:style style:name="P9" style:parent-style-name="Normale" style:family="paragraph">
      <style:paragraph-properties fo:text-align="start" fo:text-indent="0.5in"/>
    </style:style>
    <style:style style:name="T10" style:parent-style-name="Car.predefinitoparagrafo" style:family="text">
      <style:text-properties fo:font-size="12pt" style:font-size-asian="12pt" style:font-size-complex="12pt" fo:language="it" fo:country="IT"/>
    </style:style>
    <style:style style:name="T1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12" style:parent-style-name="Titolo2" style:family="paragraph">
      <style:paragraph-properties fo:text-align="start"/>
    </style:style>
    <style:style style:name="T13" style:parent-style-name="Car.predefinitoparagrafo" style:family="text">
      <style:text-properties fo:language="it" fo:country="IT"/>
    </style:style>
    <style:style style:name="T1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5" style:parent-style-name="Car.predefinitoparagrafo" style:family="text">
      <style:text-properties fo:language="it" fo:country="IT"/>
    </style:style>
    <style:style style:name="P16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7" style:parent-style-name="Paragrafoelenco" style:family="paragraph">
      <style:paragraph-properties fo:text-align="start"/>
    </style:style>
    <style:style style:name="T1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19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20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1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2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4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25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6" style:parent-style-name="Normale" style:family="paragraph">
      <style:paragraph-properties fo:text-align="start"/>
      <style:text-properties style:font-weight-complex="bold" fo:font-size="12pt" style:font-size-asian="12pt" style:font-size-complex="12pt" fo:language="it" fo:country="IT"/>
    </style:style>
    <style:style style:name="P2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8" style:parent-style-name="Normale" style:family="paragraph">
      <style:paragraph-properties fo:text-align="start"/>
    </style:style>
    <style:style style:name="T29" style:parent-style-name="Car.predefinitoparagrafo" style:family="text">
      <style:text-properties fo:font-size="12pt" style:font-size-asian="12pt" style:font-size-complex="12pt" fo:language="it" fo:country="IT"/>
    </style:style>
    <style:style style:name="T3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1" style:parent-style-name="Car.predefinitoparagrafo" style:family="text">
      <style:text-properties fo:font-size="12pt" style:font-size-asian="12pt" style:font-size-complex="12pt" fo:language="it" fo:country="IT"/>
    </style:style>
    <style:style style:name="P32" style:parent-style-name="Normale" style:family="paragraph">
      <style:paragraph-properties fo:text-align="start"/>
    </style:style>
    <style:style style:name="T3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4" style:parent-style-name="Car.predefinitoparagrafo" style:family="text">
      <style:text-properties fo:font-size="12pt" style:font-size-asian="12pt" style:font-size-complex="12pt" fo:language="it" fo:country="IT"/>
    </style:style>
    <style:style style:name="T3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6" style:parent-style-name="Car.predefinitoparagrafo" style:family="text">
      <style:text-properties fo:font-size="12pt" style:font-size-asian="12pt" style:font-size-complex="12pt" fo:language="it" fo:country="IT"/>
    </style:style>
    <style:style style:name="T37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8" style:parent-style-name="Car.predefinitoparagrafo" style:family="text">
      <style:text-properties fo:font-size="12pt" style:font-size-asian="12pt" style:font-size-complex="12pt" fo:language="it" fo:country="IT"/>
    </style:style>
    <style:style style:name="T3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0" style:parent-style-name="Normale" style:family="paragraph">
      <style:paragraph-properties fo:text-align="start"/>
    </style:style>
    <style:style style:name="T41" style:parent-style-name="Car.predefinitoparagrafo" style:family="text">
      <style:text-properties fo:font-size="12pt" style:font-size-asian="12pt" style:font-size-complex="12pt" fo:language="it" fo:country="IT"/>
    </style:style>
    <style:style style:name="T4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" style:parent-style-name="Car.predefinitoparagrafo" style:family="text">
      <style:text-properties fo:font-size="12pt" style:font-size-asian="12pt" style:font-size-complex="12pt" fo:language="it" fo:country="IT"/>
    </style:style>
    <style:style style:name="T4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5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P46" style:parent-style-name="Normale" style:family="paragraph">
      <style:paragraph-properties fo:text-align="start"/>
    </style:style>
    <style:style style:name="T47" style:parent-style-name="Car.predefinitoparagrafo" style:family="text">
      <style:text-properties fo:font-size="12pt" style:font-size-asian="12pt" style:font-size-complex="12pt" fo:language="it" fo:country="IT"/>
    </style:style>
    <style:style style:name="T4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9" style:parent-style-name="Car.predefinitoparagrafo" style:family="text">
      <style:text-properties fo:font-size="12pt" style:font-size-asian="12pt" style:font-size-complex="12pt" fo:language="it" fo:country="IT"/>
    </style:style>
    <style:style style:name="T5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1" style:parent-style-name="Car.predefinitoparagrafo" style:family="text">
      <style:text-properties fo:font-size="12pt" style:font-size-asian="12pt" style:font-size-complex="12pt" fo:language="it" fo:country="IT"/>
    </style:style>
    <style:style style:name="T5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" style:parent-style-name="Car.predefinitoparagrafo" style:family="text">
      <style:text-properties fo:font-size="12pt" style:font-size-asian="12pt" style:font-size-complex="12pt" fo:language="it" fo:country="IT"/>
    </style:style>
    <style:style style:name="T5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7" style:parent-style-name="Car.predefinitoparagrafo" style:family="text">
      <style:text-properties fo:font-size="12pt" style:font-size-asian="12pt" style:font-size-complex="12pt" fo:language="it" fo:country="IT"/>
    </style:style>
    <style:style style:name="T5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9" style:parent-style-name="Car.predefinitoparagrafo" style:family="text">
      <style:text-properties fo:font-size="12pt" style:font-size-asian="12pt" style:font-size-complex="12pt" fo:language="it" fo:country="IT"/>
    </style:style>
    <style:style style:name="P60" style:parent-style-name="Normale" style:family="paragraph">
      <style:paragraph-properties fo:text-align="start"/>
    </style:style>
    <style:style style:name="T6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3" style:parent-style-name="Car.predefinitoparagrafo" style:family="text">
      <style:text-properties fo:font-size="12pt" style:font-size-asian="12pt" style:font-size-complex="12pt" fo:language="it" fo:country="IT"/>
    </style:style>
    <style:style style:name="T6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65" style:parent-style-name="Normale" style:family="paragraph">
      <style:paragraph-properties fo:text-align="start"/>
    </style:style>
    <style:style style:name="T6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6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69" style:parent-style-name="Normale" style:family="paragraph">
      <style:paragraph-properties fo:text-align="start"/>
    </style:style>
    <style:style style:name="T70" style:parent-style-name="Car.predefinitoparagrafo" style:family="text">
      <style:text-properties fo:font-size="12pt" style:font-size-asian="12pt" style:font-size-complex="12pt" fo:language="it" fo:country="IT"/>
    </style:style>
    <style:style style:name="T7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2" style:parent-style-name="Car.predefinitoparagrafo" style:family="text">
      <style:text-properties fo:font-size="12pt" style:font-size-asian="12pt" style:font-size-complex="12pt" fo:language="it" fo:country="IT"/>
    </style:style>
    <style:style style:name="T7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4" style:parent-style-name="Car.predefinitoparagrafo" style:family="text">
      <style:text-properties fo:font-size="12pt" style:font-size-asian="12pt" style:font-size-complex="12pt" fo:language="it" fo:country="IT"/>
    </style:style>
    <style:style style:name="T7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6" style:parent-style-name="Car.predefinitoparagrafo" style:family="text">
      <style:text-properties fo:font-size="12pt" style:font-size-asian="12pt" style:font-size-complex="12pt" fo:language="it" fo:country="IT"/>
    </style:style>
    <style:style style:name="T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7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9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80" style:parent-style-name="Car.predefinitoparagrafo" style:family="text">
      <style:text-properties fo:font-size="12pt" style:font-size-asian="12pt" style:font-size-complex="12pt" fo:language="it" fo:country="IT"/>
    </style:style>
    <style:style style:name="T81" style:parent-style-name="Car.predefinitoparagrafo" style:family="text">
      <style:text-properties fo:font-size="12pt" style:font-size-asian="12pt" style:font-size-complex="12pt" fo:language="it" fo:country="IT"/>
    </style:style>
    <style:style style:name="T8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3" style:parent-style-name="Car.predefinitoparagrafo" style:family="text">
      <style:text-properties fo:font-size="12pt" style:font-size-asian="12pt" style:font-size-complex="12pt" fo:language="it" fo:country="IT"/>
    </style:style>
    <style:style style:name="P84" style:parent-style-name="Normale" style:family="paragraph">
      <style:paragraph-properties fo:text-align="start"/>
    </style:style>
    <style:style style:name="T8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8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87" style:parent-style-name="Car.predefinitoparagrafo" style:family="text">
      <style:text-properties fo:font-size="12pt" style:font-size-asian="12pt" style:font-size-complex="12pt" fo:language="it" fo:country="IT"/>
    </style:style>
    <style:style style:name="T8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89" style:parent-style-name="Normale" style:family="paragraph">
      <style:paragraph-properties fo:text-align="start"/>
    </style:style>
    <style:style style:name="T9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91" style:parent-style-name="Car.predefinitoparagrafo" style:family="text">
      <style:text-properties fo:font-size="12pt" style:font-size-asian="12pt" style:font-size-complex="12pt" fo:language="it" fo:country="IT"/>
    </style:style>
    <style:style style:name="T9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93" style:parent-style-name="Car.predefinitoparagrafo" style:family="text">
      <style:text-properties fo:font-size="12pt" style:font-size-asian="12pt" style:font-size-complex="12pt" fo:language="it" fo:country="IT"/>
    </style:style>
    <style:style style:name="T9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95" style:parent-style-name="Normale" style:family="paragraph">
      <style:paragraph-properties fo:text-align="start"/>
    </style:style>
    <style:style style:name="T9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97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9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99" style:parent-style-name="Normale" style:family="paragraph">
      <style:paragraph-properties fo:text-align="start"/>
      <style:text-properties fo:language="it" fo:country="IT"/>
    </style:style>
    <style:style style:name="P100" style:parent-style-name="Titolo2" style:family="paragraph">
      <style:paragraph-properties fo:text-align="start"/>
    </style:style>
    <style:style style:name="T101" style:parent-style-name="Car.predefinitoparagrafo" style:family="text">
      <style:text-properties fo:language="it" fo:country="IT"/>
    </style:style>
    <style:style style:name="T10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03" style:parent-style-name="Car.predefinitoparagrafo" style:family="text">
      <style:text-properties fo:language="it" fo:country="IT"/>
    </style:style>
    <style:style style:name="P104" style:parent-style-name="Normale" style:family="paragraph">
      <style:paragraph-properties fo:text-align="start"/>
    </style:style>
    <style:style style:name="T10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07" style:parent-style-name="Normale" style:family="paragraph">
      <style:paragraph-properties fo:text-align="start"/>
    </style:style>
    <style:style style:name="T10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9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10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11" style:parent-style-name="Titolo2" style:family="paragraph">
      <style:paragraph-properties fo:text-align="start"/>
    </style:style>
    <style:style style:name="T112" style:parent-style-name="Car.predefinitoparagrafo" style:family="text">
      <style:text-properties fo:language="it" fo:country="IT"/>
    </style:style>
    <style:style style:name="T113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14" style:parent-style-name="Car.predefinitoparagrafo" style:family="text">
      <style:text-properties fo:language="it" fo:country="IT"/>
    </style:style>
    <style:style style:name="P115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16" style:parent-style-name="Normale" style:family="paragraph"/>
    <style:style style:name="T11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18" style:parent-style-name="Car.predefinitoparagrafo" style:family="text">
      <style:text-properties fo:font-size="12pt" style:font-size-asian="12pt" style:font-size-complex="12pt" fo:language="it" fo:country="IT"/>
    </style:style>
    <style:style style:name="T11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2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21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2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23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2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2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26" style:parent-style-name="Normale" style:family="paragraph">
      <style:text-properties fo:language="it" fo:country="IT"/>
    </style:style>
    <style:style style:name="P12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28" style:parent-style-name="Normale" style:family="paragraph">
      <style:paragraph-properties fo:text-align="start"/>
    </style:style>
    <style:style style:name="T129" style:parent-style-name="Car.predefinitoparagrafo" style:family="text">
      <style:text-properties fo:font-size="12pt" style:font-size-asian="12pt" style:font-size-complex="12pt" fo:language="it" fo:country="IT"/>
    </style:style>
    <style:style style:name="T13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31" style:parent-style-name="Car.predefinitoparagrafo" style:family="text">
      <style:text-properties fo:font-size="12pt" style:font-size-asian="12pt" style:font-size-complex="12pt" fo:language="it" fo:country="IT"/>
    </style:style>
    <style:style style:name="P132" style:parent-style-name="Normale" style:family="paragraph">
      <style:paragraph-properties fo:text-align="start"/>
    </style:style>
    <style:style style:name="T13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34" style:parent-style-name="Car.predefinitoparagrafo" style:family="text">
      <style:text-properties fo:font-size="12pt" style:font-size-asian="12pt" style:font-size-complex="12pt" fo:language="it" fo:country="IT"/>
    </style:style>
    <style:style style:name="T13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36" style:parent-style-name="Car.predefinitoparagrafo" style:family="text">
      <style:text-properties fo:font-size="12pt" style:font-size-asian="12pt" style:font-size-complex="12pt" fo:language="it" fo:country="IT"/>
    </style:style>
    <style:style style:name="T137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38" style:parent-style-name="Normale" style:family="paragraph">
      <style:paragraph-properties fo:text-align="start"/>
    </style:style>
    <style:style style:name="T13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4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41" style:parent-style-name="Car.predefinitoparagrafo" style:family="text">
      <style:text-properties fo:font-weight="bold" style:font-weight-asian="bold" fo:font-style="italic" style:font-style-asian="italic" fo:font-size="12pt" style:font-size-asian="12pt" style:font-size-complex="12pt" fo:language="it" fo:country="IT"/>
    </style:style>
    <style:style style:name="T14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43" style:parent-style-name="Normale" style:family="paragraph">
      <style:paragraph-properties fo:text-align="start" fo:margin-left="0.5in">
        <style:tab-stops/>
      </style:paragraph-properties>
      <style:text-properties fo:font-style="italic" style:font-style-asian="italic" fo:font-size="12pt" style:font-size-asian="12pt" style:font-size-complex="12pt" fo:language="it" fo:country="IT"/>
    </style:style>
    <style:style style:name="P144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 fo:language="it" fo:country="IT"/>
    </style:style>
    <style:style style:name="P145" style:parent-style-name="Titolo2" style:family="paragraph">
      <style:paragraph-properties fo:text-align="start"/>
    </style:style>
    <style:style style:name="T146" style:parent-style-name="Car.predefinitoparagrafo" style:family="text">
      <style:text-properties fo:language="it" fo:country="IT"/>
    </style:style>
    <style:style style:name="T147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148" style:parent-style-name="Car.predefinitoparagrafo" style:family="text">
      <style:text-properties fo:language="it" fo:country="IT"/>
    </style:style>
    <style:style style:name="P149" style:parent-style-name="Normale" style:family="paragraph">
      <style:paragraph-properties fo:text-align="start"/>
    </style:style>
    <style:style style:name="T15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151" style:parent-style-name="Paragrafoelenco" style:family="paragraph">
      <style:paragraph-properties fo:text-align="start"/>
    </style:style>
    <style:style style:name="T152" style:parent-style-name="Car.predefinitoparagrafo" style:family="text">
      <style:text-properties fo:font-size="12pt" style:font-size-asian="12pt" style:font-size-complex="12pt" fo:language="it" fo:country="IT"/>
    </style:style>
    <style:style style:name="T15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5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5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56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5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5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59" style:parent-style-name="Normale" style:family="paragraph">
      <style:paragraph-properties fo:text-align="start"/>
    </style:style>
    <style:style style:name="T16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61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6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63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64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65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66" style:parent-style-name="Paragrafoelenco" style:family="paragraph">
      <style:paragraph-properties fo:text-align="start"/>
    </style:style>
    <style:style style:name="T167" style:parent-style-name="Car.predefinitoparagrafo" style:family="text">
      <style:text-properties fo:font-size="12pt" style:font-size-asian="12pt" style:font-size-complex="12pt" fo:language="it" fo:country="IT"/>
    </style:style>
    <style:style style:name="T16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169" style:parent-style-name="Car.predefinitoparagrafo" style:family="text">
      <style:text-properties fo:font-size="12pt" style:font-size-asian="12pt" style:font-size-complex="12pt" fo:language="it" fo:country="IT"/>
    </style:style>
    <style:style style:name="P170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71" style:parent-style-name="Titolo2" style:family="paragraph">
      <style:paragraph-properties fo:text-align="start"/>
      <style:text-properties fo:language="it" fo:country="IT"/>
    </style:style>
    <style:style style:name="P172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73" style:parent-style-name="Paragrafoelenco" style:family="paragraph">
      <style:paragraph-properties fo:text-align="start"/>
    </style:style>
    <style:style style:name="T174" style:parent-style-name="Car.predefinitoparagrafo" style:family="text">
      <style:text-properties fo:font-size="12pt" style:font-size-asian="12pt" style:font-size-complex="12pt" fo:language="it" fo:country="IT"/>
    </style:style>
    <style:style style:name="T17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7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78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17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18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81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182" style:parent-style-name="Paragrafoelenco" style:family="paragraph">
      <style:paragraph-properties fo:text-align="start"/>
    </style:style>
    <style:style style:name="T183" style:parent-style-name="Car.predefinitoparagrafo" style:family="text">
      <style:text-properties fo:font-size="12pt" style:font-size-asian="12pt" style:font-size-complex="12pt" fo:language="it" fo:country="IT"/>
    </style:style>
    <style:style style:name="T18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85" style:parent-style-name="Car.predefinitoparagrafo" style:family="text">
      <style:text-properties fo:font-size="12pt" style:font-size-asian="12pt" style:font-size-complex="12pt" fo:language="it" fo:country="IT"/>
    </style:style>
    <style:style style:name="T18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87" style:parent-style-name="Car.predefinitoparagrafo" style:family="text">
      <style:text-properties fo:font-size="12pt" style:font-size-asian="12pt" style:font-size-complex="12pt" fo:language="it" fo:country="IT"/>
    </style:style>
    <style:style style:name="T18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189" style:parent-style-name="Car.predefinitoparagrafo" style:family="text">
      <style:text-properties fo:font-size="12pt" style:font-size-asian="12pt" style:font-size-complex="12pt" fo:language="it" fo:country="IT"/>
    </style:style>
    <style:style style:name="T19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191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192" style:parent-style-name="Titolo2" style:family="paragraph">
      <style:paragraph-properties fo:text-align="start"/>
      <style:text-properties fo:language="it" fo:country="IT"/>
    </style:style>
    <style:style style:name="P193" style:parent-style-name="Normale" style:family="paragraph">
      <style:paragraph-properties fo:text-align="start"/>
    </style:style>
    <style:style style:name="T19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96" style:parent-style-name="Normale" style:family="paragraph">
      <style:paragraph-properties fo:text-align="start"/>
    </style:style>
    <style:style style:name="T19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199" style:parent-style-name="Normale" style:family="paragraph">
      <style:paragraph-properties fo:text-align="start"/>
      <style:text-properties fo:font-style="italic" style:font-style-asian="italic" fo:font-size="12pt" style:font-size-asian="12pt" style:font-size-complex="12pt" fo:language="it" fo:country="IT"/>
    </style:style>
    <style:style style:name="P200" style:parent-style-name="Titolo2" style:family="paragraph">
      <style:paragraph-properties fo:text-align="start"/>
    </style:style>
    <style:style style:name="T201" style:parent-style-name="Car.predefinitoparagrafo" style:family="text">
      <style:text-properties fo:language="it" fo:country="IT"/>
    </style:style>
    <style:style style:name="T20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03" style:parent-style-name="Car.predefinitoparagrafo" style:family="text">
      <style:text-properties fo:language="it" fo:country="IT"/>
    </style:style>
    <style:style style:name="T20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05" style:parent-style-name="Car.predefinitoparagrafo" style:family="text">
      <style:text-properties fo:language="it" fo:country="IT"/>
    </style:style>
    <style:style style:name="T20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07" style:parent-style-name="Car.predefinitoparagrafo" style:family="text">
      <style:text-properties fo:language="it" fo:country="IT"/>
    </style:style>
    <style:style style:name="T20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09" style:parent-style-name="Car.predefinitoparagrafo" style:family="text">
      <style:text-properties fo:language="it" fo:country="IT"/>
    </style:style>
    <style:style style:name="T210" style:parent-style-name="Car.predefinitoparagrafo" style:family="text">
      <style:text-properties fo:language="it" fo:country="IT"/>
    </style:style>
    <style:style style:name="T211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12" style:parent-style-name="Car.predefinitoparagrafo" style:family="text">
      <style:text-properties fo:language="it" fo:country="IT"/>
    </style:style>
    <style:style style:name="P213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14" style:parent-style-name="Paragrafoelenco" style:family="paragraph">
      <style:paragraph-properties fo:text-align="start"/>
    </style:style>
    <style:style style:name="T215" style:parent-style-name="Car.predefinitoparagrafo" style:family="text">
      <style:text-properties fo:font-size="12pt" style:font-size-asian="12pt" style:font-size-complex="12pt" fo:language="it" fo:country="IT"/>
    </style:style>
    <style:style style:name="T21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1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1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19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2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2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222" style:parent-style-name="Normale" style:family="paragraph">
      <style:paragraph-properties fo:text-align="start"/>
    </style:style>
    <style:style style:name="T22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2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2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26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27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28" style:parent-style-name="Normale" style:family="paragraph">
      <style:paragraph-properties fo:text-align="start"/>
    </style:style>
    <style:style style:name="T22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230" style:parent-style-name="Paragrafoelenco" style:family="paragraph">
      <style:paragraph-properties fo:text-align="start"/>
    </style:style>
    <style:style style:name="T231" style:parent-style-name="Car.predefinitoparagrafo" style:family="text">
      <style:text-properties fo:font-size="12pt" style:font-size-asian="12pt" style:font-size-complex="12pt" fo:language="it" fo:country="IT"/>
    </style:style>
    <style:style style:name="T23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33" style:parent-style-name="Car.predefinitoparagrafo" style:family="text">
      <style:text-properties fo:font-size="12pt" style:font-size-asian="12pt" style:font-size-complex="12pt" fo:language="it" fo:country="IT"/>
    </style:style>
    <style:style style:name="P234" style:parent-style-name="Paragrafoelenco" style:family="paragraph">
      <style:paragraph-properties fo:text-align="start"/>
    </style:style>
    <style:style style:name="T23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36" style:parent-style-name="Car.predefinitoparagrafo" style:family="text">
      <style:text-properties fo:font-size="12pt" style:font-size-asian="12pt" style:font-size-complex="12pt" fo:language="it" fo:country="IT"/>
    </style:style>
    <style:style style:name="T23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38" style:parent-style-name="Car.predefinitoparagrafo" style:family="text">
      <style:text-properties fo:font-size="12pt" style:font-size-asian="12pt" style:font-size-complex="12pt" fo:language="it" fo:country="IT"/>
    </style:style>
    <style:style style:name="T23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40" style:parent-style-name="Normale" style:family="paragraph">
      <style:paragraph-properties fo:text-align="start"/>
    </style:style>
    <style:style style:name="T241" style:parent-style-name="Car.predefinitoparagrafo" style:family="text">
      <style:text-properties fo:font-size="12pt" style:font-size-asian="12pt" style:font-size-complex="12pt" fo:language="it" fo:country="IT"/>
    </style:style>
    <style:style style:name="T24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43" style:parent-style-name="Car.predefinitoparagrafo" style:family="text">
      <style:text-properties fo:font-size="12pt" style:font-size-asian="12pt" style:font-size-complex="12pt" fo:language="it" fo:country="IT"/>
    </style:style>
    <style:style style:name="T24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45" style:parent-style-name="Car.predefinitoparagrafo" style:family="text">
      <style:text-properties fo:font-size="12pt" style:font-size-asian="12pt" style:font-size-complex="12pt" fo:language="it" fo:country="IT"/>
    </style:style>
    <style:style style:name="T24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47" style:parent-style-name="Car.predefinitoparagrafo" style:family="text">
      <style:text-properties fo:font-size="12pt" style:font-size-asian="12pt" style:font-size-complex="12pt" fo:language="it" fo:country="IT"/>
    </style:style>
    <style:style style:name="T24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49" style:parent-style-name="Car.predefinitoparagrafo" style:family="text">
      <style:text-properties fo:font-size="12pt" style:font-size-asian="12pt" style:font-size-complex="12pt" fo:language="it" fo:country="IT"/>
    </style:style>
    <style:style style:name="T25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51" style:parent-style-name="Car.predefinitoparagrafo" style:family="text">
      <style:text-properties fo:font-size="12pt" style:font-size-asian="12pt" style:font-size-complex="12pt" fo:language="it" fo:country="IT"/>
    </style:style>
    <style:style style:name="T25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53" style:parent-style-name="Car.predefinitoparagrafo" style:family="text">
      <style:text-properties fo:font-size="12pt" style:font-size-asian="12pt" style:font-size-complex="12pt" fo:language="it" fo:country="IT"/>
    </style:style>
    <style:style style:name="T25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55" style:parent-style-name="Normale" style:family="paragraph">
      <style:paragraph-properties fo:text-align="start"/>
    </style:style>
    <style:style style:name="T256" style:parent-style-name="Car.predefinitoparagrafo" style:family="text">
      <style:text-properties fo:font-size="12pt" style:font-size-asian="12pt" style:font-size-complex="12pt" fo:language="it" fo:country="IT"/>
    </style:style>
    <style:style style:name="T25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58" style:parent-style-name="Car.predefinitoparagrafo" style:family="text">
      <style:text-properties fo:font-size="12pt" style:font-size-asian="12pt" style:font-size-complex="12pt" fo:language="it" fo:country="IT"/>
    </style:style>
    <style:style style:name="T25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0" style:parent-style-name="Car.predefinitoparagrafo" style:family="text">
      <style:text-properties fo:font-size="12pt" style:font-size-asian="12pt" style:font-size-complex="12pt" fo:language="it" fo:country="IT"/>
    </style:style>
    <style:style style:name="T26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62" style:parent-style-name="Normale" style:family="paragraph">
      <style:paragraph-properties fo:text-align="start"/>
    </style:style>
    <style:style style:name="T263" style:parent-style-name="Car.predefinitoparagrafo" style:family="text">
      <style:text-properties fo:font-size="12pt" style:font-size-asian="12pt" style:font-size-complex="12pt" fo:language="it" fo:country="IT"/>
    </style:style>
    <style:style style:name="T26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5" style:parent-style-name="Car.predefinitoparagrafo" style:family="text">
      <style:text-properties fo:font-size="12pt" style:font-size-asian="12pt" style:font-size-complex="12pt" fo:language="it" fo:country="IT"/>
    </style:style>
    <style:style style:name="T26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267" style:parent-style-name="Car.predefinitoparagrafo" style:family="text">
      <style:text-properties fo:font-size="12pt" style:font-size-asian="12pt" style:font-size-complex="12pt" fo:language="it" fo:country="IT"/>
    </style:style>
    <style:style style:name="T26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69" style:parent-style-name="Normale" style:family="paragraph">
      <style:paragraph-properties fo:text-align="start"/>
    </style:style>
    <style:style style:name="T270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271" style:parent-style-name="Car.predefinitoparagrafo" style:family="text">
      <style:text-properties fo:font-size="12pt" style:font-size-asian="12pt" style:font-size-complex="12pt" fo:language="it" fo:country="IT"/>
    </style:style>
    <style:style style:name="T272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273" style:parent-style-name="Car.predefinitoparagrafo" style:family="text">
      <style:text-properties fo:font-size="12pt" style:font-size-asian="12pt" style:font-size-complex="12pt" fo:language="it" fo:country="IT"/>
    </style:style>
    <style:style style:name="T27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275" style:parent-style-name="Titolo2" style:family="paragraph">
      <style:paragraph-properties fo:text-align="start"/>
    </style:style>
    <style:style style:name="P276" style:parent-style-name="Titolo2" style:family="paragraph">
      <style:paragraph-properties fo:break-before="page" fo:text-align="start"/>
    </style:style>
    <style:style style:name="T277" style:parent-style-name="Car.predefinitoparagrafo" style:family="text">
      <style:text-properties fo:language="it" fo:country="IT"/>
    </style:style>
    <style:style style:name="T278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79" style:parent-style-name="Car.predefinitoparagrafo" style:family="text">
      <style:text-properties fo:language="it" fo:country="IT"/>
    </style:style>
    <style:style style:name="T280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81" style:parent-style-name="Car.predefinitoparagrafo" style:family="text">
      <style:text-properties fo:language="it" fo:country="IT"/>
    </style:style>
    <style:style style:name="T282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83" style:parent-style-name="Car.predefinitoparagrafo" style:family="text">
      <style:text-properties fo:language="it" fo:country="IT"/>
    </style:style>
    <style:style style:name="T284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85" style:parent-style-name="Car.predefinitoparagrafo" style:family="text">
      <style:text-properties fo:language="it" fo:country="IT"/>
    </style:style>
    <style:style style:name="T286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287" style:parent-style-name="Car.predefinitoparagrafo" style:family="text">
      <style:text-properties fo:language="it" fo:country="IT"/>
    </style:style>
    <style:style style:name="P288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289" style:parent-style-name="Normale" style:family="paragraph">
      <style:paragraph-properties fo:text-align="start"/>
    </style:style>
    <style:style style:name="T290" style:parent-style-name="Car.predefinitoparagrafo" style:family="text">
      <style:text-properties fo:font-size="12pt" style:font-size-asian="12pt" style:font-size-complex="12pt" fo:language="it" fo:country="IT"/>
    </style:style>
    <style:style style:name="T29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9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9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94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29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29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297" style:parent-style-name="Normale" style:family="paragraph">
      <style:paragraph-properties fo:text-align="start"/>
    </style:style>
    <style:style style:name="T29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299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0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01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02" style:parent-style-name="Normale" style:family="paragraph">
      <style:paragraph-properties fo:text-align="start"/>
    </style:style>
    <style:style style:name="T303" style:parent-style-name="Car.predefinitoparagrafo" style:family="text">
      <style:text-properties fo:font-size="12pt" style:font-size-asian="12pt" style:font-size-complex="12pt" fo:language="it" fo:country="IT"/>
    </style:style>
    <style:style style:name="T30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05" style:parent-style-name="Car.predefinitoparagrafo" style:family="text">
      <style:text-properties fo:font-size="12pt" style:font-size-asian="12pt" style:font-size-complex="12pt" fo:language="it" fo:country="IT"/>
    </style:style>
    <style:style style:name="T30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07" style:parent-style-name="Car.predefinitoparagrafo" style:family="text">
      <style:text-properties fo:font-size="12pt" style:font-size-asian="12pt" style:font-size-complex="12pt" fo:language="it" fo:country="IT"/>
    </style:style>
    <style:style style:name="T30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09" style:parent-style-name="Car.predefinitoparagrafo" style:family="text">
      <style:text-properties fo:font-size="12pt" style:font-size-asian="12pt" style:font-size-complex="12pt" fo:language="it" fo:country="IT"/>
    </style:style>
    <style:style style:name="T310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1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12" style:parent-style-name="Car.predefinitoparagrafo" style:family="text">
      <style:text-properties fo:font-size="12pt" style:font-size-asian="12pt" style:font-size-complex="12pt" fo:language="it" fo:country="IT"/>
    </style:style>
    <style:style style:name="T31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14" style:parent-style-name="Normale" style:family="paragraph">
      <style:paragraph-properties fo:text-align="start"/>
    </style:style>
    <style:style style:name="T31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1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17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1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19" style:parent-style-name="Normale" style:family="paragraph">
      <style:paragraph-properties fo:text-align="start"/>
    </style:style>
    <style:style style:name="T32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2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2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2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324" style:parent-style-name="Normale" style:family="paragraph">
      <style:paragraph-properties fo:text-align="start"/>
    </style:style>
    <style:style style:name="T32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26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2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32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29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3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31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33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33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34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335" style:parent-style-name="Paragrafoelenco" style:family="paragraph">
      <style:paragraph-properties fo:text-align="start"/>
    </style:style>
    <style:style style:name="T33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37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3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339" style:parent-style-name="Paragrafoelenco" style:family="paragraph">
      <style:paragraph-properties fo:text-align="start"/>
    </style:style>
    <style:style style:name="T340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1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34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3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44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4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7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34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4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50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51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52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53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354" style:parent-style-name="Car.predefinitoparagrafo" style:family="text">
      <style:text-properties style:font-weight-complex="bold" fo:font-style="italic" style:font-style-asian="italic" style:font-style-complex="italic" fo:font-size="12pt" style:font-size-asian="12pt" style:font-size-complex="12pt" fo:language="it" fo:country="IT"/>
    </style:style>
    <style:style style:name="T355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P356" style:parent-style-name="Paragrafoelenco" style:family="paragraph">
      <style:paragraph-properties fo:text-align="start"/>
    </style:style>
    <style:style style:name="T357" style:parent-style-name="Car.predefinitoparagrafo" style:family="text">
      <style:text-properties fo:font-size="12pt" style:font-size-asian="12pt" style:font-size-complex="12pt" fo:language="it" fo:country="IT"/>
    </style:style>
    <style:style style:name="T35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359" style:parent-style-name="Car.predefinitoparagrafo" style:family="text">
      <style:text-properties fo:font-size="12pt" style:font-size-asian="12pt" style:font-size-complex="12pt" fo:language="it" fo:country="IT"/>
    </style:style>
    <style:style style:name="T36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61" style:parent-style-name="Car.predefinitoparagrafo" style:family="text">
      <style:text-properties fo:font-size="12pt" style:font-size-asian="12pt" style:font-size-complex="12pt" fo:language="it" fo:country="IT"/>
    </style:style>
    <style:style style:name="T36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63" style:parent-style-name="Car.predefinitoparagrafo" style:family="text">
      <style:text-properties fo:font-size="12pt" style:font-size-asian="12pt" style:font-size-complex="12pt" fo:language="it" fo:country="IT"/>
    </style:style>
    <style:style style:name="P364" style:parent-style-name="Paragrafoelenco" style:family="paragraph">
      <style:paragraph-properties fo:text-align="start"/>
    </style:style>
    <style:style style:name="T365" style:parent-style-name="Car.predefinitoparagrafo" style:family="text">
      <style:text-properties fo:font-size="12pt" style:font-size-asian="12pt" style:font-size-complex="12pt" fo:language="it" fo:country="IT"/>
    </style:style>
    <style:style style:name="T36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7" style:parent-style-name="Car.predefinitoparagrafo" style:family="text">
      <style:text-properties fo:font-size="12pt" style:font-size-asian="12pt" style:font-size-complex="12pt" fo:language="it" fo:country="IT"/>
    </style:style>
    <style:style style:name="T368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69" style:parent-style-name="Car.predefinitoparagrafo" style:family="text">
      <style:text-properties fo:font-size="12pt" style:font-size-asian="12pt" style:font-size-complex="12pt" fo:language="it" fo:country="IT"/>
    </style:style>
    <style:style style:name="T370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7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2" style:parent-style-name="Car.predefinitoparagrafo" style:family="text">
      <style:text-properties fo:font-size="12pt" style:font-size-asian="12pt" style:font-size-complex="12pt" fo:language="it" fo:country="IT"/>
    </style:style>
    <style:style style:name="T373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74" style:parent-style-name="Car.predefinitoparagrafo" style:family="text">
      <style:text-properties fo:font-size="12pt" style:font-size-asian="12pt" style:font-size-complex="12pt" fo:language="it" fo:country="IT"/>
    </style:style>
    <style:style style:name="T375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76" style:parent-style-name="Car.predefinitoparagrafo" style:family="text">
      <style:text-properties fo:font-size="12pt" style:font-size-asian="12pt" style:font-size-complex="12pt" fo:language="it" fo:country="IT"/>
    </style:style>
    <style:style style:name="T3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378" style:parent-style-name="Car.predefinitoparagrafo" style:family="text">
      <style:text-properties fo:font-size="12pt" style:font-size-asian="12pt" style:font-size-complex="12pt" fo:language="it" fo:country="IT"/>
    </style:style>
    <style:style style:name="P379" style:parent-style-name="Paragrafoelenco" style:family="paragraph">
      <style:paragraph-properties fo:text-align="start"/>
    </style:style>
    <style:style style:name="T380" style:parent-style-name="Car.predefinitoparagrafo" style:family="text">
      <style:text-properties fo:font-size="12pt" style:font-size-asian="12pt" style:font-size-complex="12pt" fo:language="it" fo:country="IT"/>
    </style:style>
    <style:style style:name="T381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2" style:parent-style-name="Car.predefinitoparagrafo" style:family="text">
      <style:text-properties fo:font-size="12pt" style:font-size-asian="12pt" style:font-size-complex="12pt" fo:language="it" fo:country="IT"/>
    </style:style>
    <style:style style:name="T383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84" style:parent-style-name="Car.predefinitoparagrafo" style:family="text">
      <style:text-properties fo:font-size="12pt" style:font-size-asian="12pt" style:font-size-complex="12pt" fo:language="it" fo:country="IT"/>
    </style:style>
    <style:style style:name="T385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86" style:parent-style-name="Car.predefinitoparagrafo" style:family="text">
      <style:text-properties fo:font-size="12pt" style:font-size-asian="12pt" style:font-size-complex="12pt" fo:language="it" fo:country="IT"/>
    </style:style>
    <style:style style:name="T38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88" style:parent-style-name="Car.predefinitoparagrafo" style:family="text">
      <style:text-properties fo:font-size="12pt" style:font-size-asian="12pt" style:font-size-complex="12pt" fo:language="it" fo:country="IT"/>
    </style:style>
    <style:style style:name="T389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390" style:parent-style-name="Car.predefinitoparagrafo" style:family="text">
      <style:text-properties fo:font-size="12pt" style:font-size-asian="12pt" style:font-size-complex="12pt" fo:language="it" fo:country="IT"/>
    </style:style>
    <style:style style:name="T391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392" style:parent-style-name="Car.predefinitoparagrafo" style:family="text">
      <style:text-properties fo:font-size="12pt" style:font-size-asian="12pt" style:font-size-complex="12pt" fo:language="it" fo:country="IT"/>
    </style:style>
    <style:style style:name="T39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94" style:parent-style-name="Paragrafoelenco" style:family="paragraph">
      <style:paragraph-properties fo:text-align="start"/>
    </style:style>
    <style:style style:name="T39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396" style:parent-style-name="Car.predefinitoparagrafo" style:family="text">
      <style:text-properties fo:font-size="12pt" style:font-size-asian="12pt" style:font-size-complex="12pt" fo:language="it" fo:country="IT"/>
    </style:style>
    <style:style style:name="T397" style:parent-style-name="Car.predefinitoparagrafo" style:family="text">
      <style:text-properties fo:font-size="12pt" style:font-size-asian="12pt" style:font-size-complex="12pt" fo:language="it" fo:country="IT"/>
    </style:style>
    <style:style style:name="T39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399" style:parent-style-name="Paragrafoelenco" style:family="paragraph">
      <style:paragraph-properties fo:text-align="start"/>
    </style:style>
    <style:style style:name="T400" style:parent-style-name="Car.predefinitoparagrafo" style:family="text">
      <style:text-properties fo:font-size="12pt" style:font-size-asian="12pt" style:font-size-complex="12pt" fo:language="it" fo:country="IT"/>
    </style:style>
    <style:style style:name="T401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02" style:parent-style-name="Car.predefinitoparagrafo" style:family="text">
      <style:text-properties fo:font-size="12pt" style:font-size-asian="12pt" style:font-size-complex="12pt" fo:language="it" fo:country="IT"/>
    </style:style>
    <style:style style:name="T40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0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0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06" style:parent-style-name="Normale" style:family="paragraph">
      <style:paragraph-properties fo:text-align="start"/>
    </style:style>
    <style:style style:name="T407" style:parent-style-name="Car.predefinitoparagrafo" style:family="text">
      <style:text-properties fo:font-size="12pt" style:font-size-asian="12pt" style:font-size-complex="12pt" fo:language="it" fo:country="IT"/>
    </style:style>
    <style:style style:name="T40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09" style:parent-style-name="Car.predefinitoparagrafo" style:family="text">
      <style:text-properties fo:font-size="12pt" style:font-size-asian="12pt" style:font-size-complex="12pt" fo:language="it" fo:country="IT"/>
    </style:style>
    <style:style style:name="T41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1" style:parent-style-name="Car.predefinitoparagrafo" style:family="text">
      <style:text-properties fo:font-size="12pt" style:font-size-asian="12pt" style:font-size-complex="12pt" fo:language="it" fo:country="IT"/>
    </style:style>
    <style:style style:name="T412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13" style:parent-style-name="Normale" style:family="paragraph">
      <style:paragraph-properties fo:text-align="start"/>
    </style:style>
    <style:style style:name="T414" style:parent-style-name="Car.predefinitoparagrafo" style:family="text">
      <style:text-properties fo:font-size="12pt" style:font-size-asian="12pt" style:font-size-complex="12pt" fo:language="it" fo:country="IT"/>
    </style:style>
    <style:style style:name="T41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6" style:parent-style-name="Car.predefinitoparagrafo" style:family="text">
      <style:text-properties fo:font-size="12pt" style:font-size-asian="12pt" style:font-size-complex="12pt" fo:language="it" fo:country="IT"/>
    </style:style>
    <style:style style:name="T41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18" style:parent-style-name="Car.predefinitoparagrafo" style:family="text">
      <style:text-properties fo:font-size="12pt" style:font-size-asian="12pt" style:font-size-complex="12pt" fo:language="it" fo:country="IT"/>
    </style:style>
    <style:style style:name="T419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20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421" style:parent-style-name="Titolo2" style:family="paragraph">
      <style:paragraph-properties fo:text-align="start"/>
    </style:style>
    <style:style style:name="T422" style:parent-style-name="Car.predefinitoparagrafo" style:family="text">
      <style:text-properties fo:language="it" fo:country="IT"/>
    </style:style>
    <style:style style:name="T423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424" style:parent-style-name="Car.predefinitoparagrafo" style:family="text">
      <style:text-properties fo:language="it" fo:country="IT"/>
    </style:style>
    <style:style style:name="P425" style:parent-style-name="Normale" style:family="paragraph">
      <style:paragraph-properties fo:text-align="start"/>
    </style:style>
    <style:style style:name="T42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427" style:parent-style-name="Normale" style:family="paragraph">
      <style:paragraph-properties fo:text-align="start"/>
    </style:style>
    <style:style style:name="T428" style:parent-style-name="Car.predefinitoparagrafo" style:family="text">
      <style:text-properties fo:font-size="12pt" style:font-size-asian="12pt" style:font-size-complex="12pt" fo:language="it" fo:country="IT"/>
    </style:style>
    <style:style style:name="T42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43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2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43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43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435" style:parent-style-name="Normale" style:family="paragraph">
      <style:paragraph-properties fo:text-align="start"/>
    </style:style>
    <style:style style:name="T43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7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43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39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440" style:parent-style-name="Normale" style:family="paragraph">
      <style:paragraph-properties fo:text-align="start"/>
    </style:style>
    <style:style style:name="T441" style:parent-style-name="Car.predefinitoparagrafo" style:family="text">
      <style:text-properties fo:font-size="12pt" style:font-size-asian="12pt" style:font-size-complex="12pt" fo:language="it" fo:country="IT"/>
    </style:style>
    <style:style style:name="T44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43" style:parent-style-name="Car.predefinitoparagrafo" style:family="text">
      <style:text-properties fo:font-size="12pt" style:font-size-asian="12pt" style:font-size-complex="12pt" fo:language="it" fo:country="IT"/>
    </style:style>
    <style:style style:name="T444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45" style:parent-style-name="Car.predefinitoparagrafo" style:family="text">
      <style:text-properties fo:font-size="12pt" style:font-size-asian="12pt" style:font-size-complex="12pt" fo:language="it" fo:country="IT"/>
    </style:style>
    <style:style style:name="T446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47" style:parent-style-name="Car.predefinitoparagrafo" style:family="text">
      <style:text-properties fo:font-size="12pt" style:font-size-asian="12pt" style:font-size-complex="12pt" fo:language="it" fo:country="IT"/>
    </style:style>
    <style:style style:name="T448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449" style:parent-style-name="Normale" style:family="paragraph">
      <style:paragraph-properties fo:text-align="start"/>
    </style:style>
    <style:style style:name="T450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51" style:parent-style-name="Car.predefinitoparagrafo" style:family="text">
      <style:text-properties fo:font-size="12pt" style:font-size-asian="12pt" style:font-size-complex="12pt" fo:language="it" fo:country="IT"/>
    </style:style>
    <style:style style:name="T452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53" style:parent-style-name="Car.predefinitoparagrafo" style:family="text">
      <style:text-properties fo:font-size="12pt" style:font-size-asian="12pt" style:font-size-complex="12pt" fo:language="it" fo:country="IT"/>
    </style:style>
    <style:style style:name="T454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P455" style:parent-style-name="Normale" style:family="paragraph">
      <style:paragraph-properties fo:text-align="start"/>
    </style:style>
    <style:style style:name="T45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57" style:parent-style-name="Car.predefinitoparagrafo" style:family="text">
      <style:text-properties fo:font-size="12pt" style:font-size-asian="12pt" style:font-size-complex="12pt" fo:language="it" fo:country="IT"/>
    </style:style>
    <style:style style:name="P458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459" style:parent-style-name="Normale" style:family="paragraph">
      <style:paragraph-properties fo:text-align="start"/>
    </style:style>
    <style:style style:name="T46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461" style:parent-style-name="Normale" style:family="paragraph">
      <style:paragraph-properties fo:text-align="start"/>
    </style:style>
    <style:style style:name="T462" style:parent-style-name="Car.predefinitoparagrafo" style:family="text">
      <style:text-properties fo:font-size="12pt" style:font-size-asian="12pt" style:font-size-complex="12pt" fo:language="it" fo:country="IT"/>
    </style:style>
    <style:style style:name="T46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64" style:parent-style-name="Car.predefinitoparagrafo" style:family="text">
      <style:text-properties fo:font-size="12pt" style:font-size-asian="12pt" style:font-size-complex="12pt" fo:language="it" fo:country="IT"/>
    </style:style>
    <style:style style:name="T465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66" style:parent-style-name="Car.predefinitoparagrafo" style:family="text">
      <style:text-properties fo:font-size="12pt" style:font-size-asian="12pt" style:font-size-complex="12pt" fo:language="it" fo:country="IT"/>
    </style:style>
    <style:style style:name="T46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68" style:parent-style-name="Car.predefinitoparagrafo" style:family="text">
      <style:text-properties fo:font-size="12pt" style:font-size-asian="12pt" style:font-size-complex="12pt" fo:language="it" fo:country="IT"/>
    </style:style>
    <style:style style:name="P469" style:parent-style-name="Normale" style:family="paragraph">
      <style:paragraph-properties fo:text-align="start"/>
    </style:style>
    <style:style style:name="T470" style:parent-style-name="Car.predefinitoparagrafo" style:family="text">
      <style:text-properties fo:font-size="12pt" style:font-size-asian="12pt" style:font-size-complex="12pt" fo:language="it" fo:country="IT"/>
    </style:style>
    <style:style style:name="T47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72" style:parent-style-name="Car.predefinitoparagrafo" style:family="text">
      <style:text-properties fo:font-size="12pt" style:font-size-asian="12pt" style:font-size-complex="12pt" fo:language="it" fo:country="IT"/>
    </style:style>
    <style:style style:name="T47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74" style:parent-style-name="Car.predefinitoparagrafo" style:family="text">
      <style:text-properties fo:font-size="12pt" style:font-size-asian="12pt" style:font-size-complex="12pt" fo:language="it" fo:country="IT"/>
    </style:style>
    <style:style style:name="T47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76" style:parent-style-name="Car.predefinitoparagrafo" style:family="text">
      <style:text-properties fo:font-size="12pt" style:font-size-asian="12pt" style:font-size-complex="12pt" fo:language="it" fo:country="IT"/>
    </style:style>
    <style:style style:name="T47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78" style:parent-style-name="Car.predefinitoparagrafo" style:family="text">
      <style:text-properties fo:font-size="12pt" style:font-size-asian="12pt" style:font-size-complex="12pt" fo:language="it" fo:country="IT"/>
    </style:style>
    <style:style style:name="T479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80" style:parent-style-name="Car.predefinitoparagrafo" style:family="text">
      <style:text-properties fo:font-size="12pt" style:font-size-asian="12pt" style:font-size-complex="12pt" fo:language="it" fo:country="IT"/>
    </style:style>
    <style:style style:name="T48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82" style:parent-style-name="Car.predefinitoparagrafo" style:family="text">
      <style:text-properties fo:font-size="12pt" style:font-size-asian="12pt" style:font-size-complex="12pt" fo:language="it" fo:country="IT"/>
    </style:style>
    <style:style style:name="T48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484" style:parent-style-name="Car.predefinitoparagrafo" style:family="text">
      <style:text-properties fo:font-size="12pt" style:font-size-asian="12pt" style:font-size-complex="12pt" fo:language="it" fo:country="IT"/>
    </style:style>
    <style:style style:name="P485" style:parent-style-name="Paragrafoelenco" style:family="paragraph">
      <style:paragraph-properties fo:text-align="start"/>
    </style:style>
    <style:style style:name="T486" style:parent-style-name="Car.predefinitoparagrafo" style:family="text">
      <style:text-properties fo:font-size="12pt" style:font-size-asian="12pt" style:font-size-complex="12pt" fo:language="it" fo:country="IT"/>
    </style:style>
    <style:style style:name="T487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88" style:parent-style-name="Car.predefinitoparagrafo" style:family="text">
      <style:text-properties fo:font-size="12pt" style:font-size-asian="12pt" style:font-size-complex="12pt" fo:language="it" fo:country="IT"/>
    </style:style>
    <style:style style:name="T489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90" style:parent-style-name="Car.predefinitoparagrafo" style:family="text">
      <style:text-properties fo:font-size="12pt" style:font-size-asian="12pt" style:font-size-complex="12pt" fo:language="it" fo:country="IT"/>
    </style:style>
    <style:style style:name="T491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92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93" style:parent-style-name="Car.predefinitoparagrafo" style:family="text">
      <style:text-properties fo:font-size="12pt" style:font-size-asian="12pt" style:font-size-complex="12pt" fo:language="it" fo:country="IT"/>
    </style:style>
    <style:style style:name="T494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495" style:parent-style-name="Car.predefinitoparagrafo" style:family="text">
      <style:text-properties fo:font-size="12pt" style:font-size-asian="12pt" style:font-size-complex="12pt" fo:language="it" fo:country="IT"/>
    </style:style>
    <style:style style:name="T496" style:parent-style-name="Car.predefinitoparagrafo" style:family="text">
      <style:text-properties fo:font-style="italic" style:font-style-asian="italic" style:font-style-complex="italic" fo:font-size="12pt" style:font-size-asian="12pt" style:font-size-complex="12pt" fo:language="it" fo:country="IT"/>
    </style:style>
    <style:style style:name="T497" style:parent-style-name="Car.predefinitoparagrafo" style:family="text">
      <style:text-properties fo:font-size="12pt" style:font-size-asian="12pt" style:font-size-complex="12pt" fo:language="it" fo:country="IT"/>
    </style:style>
    <style:style style:name="T49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499" style:parent-style-name="Car.predefinitoparagrafo" style:family="text">
      <style:text-properties fo:font-size="12pt" style:font-size-asian="12pt" style:font-size-complex="12pt" fo:language="it" fo:country="IT"/>
    </style:style>
    <style:style style:name="P500" style:parent-style-name="Titolo2" style:family="paragraph">
      <style:paragraph-properties fo:text-align="start"/>
    </style:style>
    <style:style style:name="P501" style:parent-style-name="Titolo2" style:family="paragraph">
      <style:paragraph-properties fo:break-before="page" fo:text-align="start"/>
    </style:style>
    <style:style style:name="T502" style:parent-style-name="Car.predefinitoparagrafo" style:family="text">
      <style:text-properties fo:language="it" fo:country="IT"/>
    </style:style>
    <style:style style:name="T503" style:parent-style-name="Car.predefinitoparagrafo" style:family="text">
      <style:text-properties fo:language="it" fo:country="IT"/>
    </style:style>
    <style:style style:name="T504" style:parent-style-name="Car.predefinitoparagrafo" style:family="text">
      <style:text-properties fo:language="it" fo:country="IT"/>
    </style:style>
    <style:style style:name="T505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06" style:parent-style-name="Car.predefinitoparagrafo" style:family="text">
      <style:text-properties fo:language="it" fo:country="IT"/>
    </style:style>
    <style:style style:name="T507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08" style:parent-style-name="Car.predefinitoparagrafo" style:family="text">
      <style:text-properties fo:language="it" fo:country="IT"/>
    </style:style>
    <style:style style:name="T509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10" style:parent-style-name="Car.predefinitoparagrafo" style:family="text">
      <style:text-properties fo:language="it" fo:country="IT"/>
    </style:style>
    <style:style style:name="T511" style:parent-style-name="Car.predefinitoparagrafo" style:family="text">
      <style:text-properties style:text-underline-type="single" style:text-underline-style="solid" style:text-underline-width="auto" style:text-underline-mode="continuous" fo:language="it" fo:country="IT"/>
    </style:style>
    <style:style style:name="T512" style:parent-style-name="Car.predefinitoparagrafo" style:family="text">
      <style:text-properties fo:language="it" fo:country="IT"/>
    </style:style>
    <style:style style:name="P513" style:parent-style-name="Normale" style:family="paragraph">
      <style:paragraph-properties fo:text-align="start"/>
    </style:style>
    <style:style style:name="T51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515" style:parent-style-name="Normale" style:family="paragraph">
      <style:paragraph-properties fo:text-align="start"/>
    </style:style>
    <style:style style:name="T516" style:parent-style-name="Car.predefinitoparagrafo" style:family="text">
      <style:text-properties fo:font-size="12pt" style:font-size-asian="12pt" style:font-size-complex="12pt" fo:language="it" fo:country="IT"/>
    </style:style>
    <style:style style:name="T517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18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1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20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21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2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523" style:parent-style-name="Normale" style:family="paragraph">
      <style:paragraph-properties fo:text-align="start"/>
    </style:style>
    <style:style style:name="T52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25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2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27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28" style:parent-style-name="Normale" style:family="paragraph">
      <style:paragraph-properties fo:text-align="start"/>
    </style:style>
    <style:style style:name="T529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0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31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5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7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3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39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40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1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42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3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44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5" style:parent-style-name="Car.predefinitoparagrafo" style:family="text">
      <style:text-properties style:font-style-complex="italic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46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7" style:parent-style-name="Car.predefinitoparagrafo" style:family="text">
      <style:text-properties fo:font-weight="bold" style:font-weight-asian="bold" style:font-weight-complex="bold" style:font-style-complex="italic" fo:font-size="12pt" style:font-size-asian="12pt" style:font-size-complex="12pt" fo:language="it" fo:country="IT"/>
    </style:style>
    <style:style style:name="T548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49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50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T551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T552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P553" style:parent-style-name="Normale" style:family="paragraph">
      <style:paragraph-properties fo:text-align="start"/>
      <style:text-properties fo:font-size="12pt" style:font-size-asian="12pt" style:font-size-complex="12pt" fo:language="it" fo:country="IT"/>
    </style:style>
    <style:style style:name="P554" style:parent-style-name="Normale" style:family="paragraph">
      <style:paragraph-properties fo:text-align="start"/>
      <style:text-properties fo:font-weight="bold" style:font-weight-asian="bold" fo:font-size="12pt" style:font-size-asian="12pt" style:font-size-complex="12pt" fo:language="it" fo:country="IT"/>
    </style:style>
    <style:style style:name="P555" style:parent-style-name="Paragrafoelenco" style:family="paragraph">
      <style:paragraph-properties fo:text-align="start"/>
    </style:style>
    <style:style style:name="T556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57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58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59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60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6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62" style:parent-style-name="Car.predefinitoparagrafo" style:family="text">
      <style:text-properties style:font-weight-complex="bold" fo:font-size="12pt" style:font-size-asian="12pt" style:font-size-complex="12pt" fo:language="it" fo:country="IT"/>
    </style:style>
    <style:style style:name="T563" style:parent-style-name="Car.predefinitoparagrafo" style:family="text">
      <style:text-properties style:font-weight-complex="bold"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64" style:parent-style-name="Normale" style:family="paragraph">
      <style:paragraph-properties fo:text-align="start"/>
    </style:style>
    <style:style style:name="T565" style:parent-style-name="Car.predefinitoparagrafo" style:family="text">
      <style:text-properties fo:font-size="12pt" style:font-size-asian="12pt" style:font-size-complex="12pt" fo:language="it" fo:country="IT"/>
    </style:style>
    <style:style style:name="T566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67" style:parent-style-name="Car.predefinitoparagrafo" style:family="text">
      <style:text-properties fo:font-size="12pt" style:font-size-asian="12pt" style:font-size-complex="12pt" fo:language="it" fo:country="IT"/>
    </style:style>
    <style:style style:name="T568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69" style:parent-style-name="Car.predefinitoparagrafo" style:family="text">
      <style:text-properties fo:font-size="12pt" style:font-size-asian="12pt" style:font-size-complex="12pt" fo:language="it" fo:country="IT"/>
    </style:style>
    <style:style style:name="T570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P571" style:parent-style-name="Normale" style:family="paragraph">
      <style:paragraph-properties fo:text-align="start"/>
    </style:style>
    <style:style style:name="T572" style:parent-style-name="Car.predefinitoparagrafo" style:family="text">
      <style:text-properties fo:font-size="12pt" style:font-size-asian="12pt" style:font-size-complex="12pt" fo:language="it" fo:country="IT"/>
    </style:style>
    <style:style style:name="T573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74" style:parent-style-name="Car.predefinitoparagrafo" style:family="text">
      <style:text-properties fo:font-size="12pt" style:font-size-asian="12pt" style:font-size-complex="12pt" fo:language="it" fo:country="IT"/>
    </style:style>
    <style:style style:name="T575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  <style:style style:name="T576" style:parent-style-name="Car.predefinitoparagrafo" style:family="text">
      <style:text-properties fo:font-size="12pt" style:font-size-asian="12pt" style:font-size-complex="12pt" fo:language="it" fo:country="IT"/>
    </style:style>
    <style:style style:name="T577" style:parent-style-name="Car.predefinitoparagrafo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it" fo:country="IT"/>
    </style:style>
  </office:automatic-styles>
  <office:body>
    <office:text text:use-soft-page-breaks="true">
      <text:h text:style-name="P1" text:outline-level="1"><text:bookmark-start text:name="_ukj6aiq05uw2"/><text:bookmark-end text:name="_ukj6aiq05uw2"/>Contratti per lo UC “Gestire compiti in cucina”</text:h>
      <text:p text:style-name="P2"/>
      <text:p text:style-name="P3"><text:span text:style-name="T4">Pre-condizione generale:</text:span></text:p>
      <text:p text:style-name="P5"><text:span text:style-name="T6">- l’attore è identificato con un’istanza<text:s/></text:span><text:span text:style-name="T7">ch</text:span><text:span text:style-name="T8"><text:s/>di Chef</text:span></text:p>
      <text:p text:style-name="P9"><text:span text:style-name="T10">- esiste un Tabellone Turni<text:s/></text:span><text:span text:style-name="T11">tab</text:span></text:p>
      <text:h text:style-name="P12" text:outline-level="2"><text:bookmark-start text:name="_vepbl0uvie9a"/><text:bookmark-end text:name="_vepbl0uvie9a"/><text:span text:style-name="T13">1. creaFoglioRiepilogativo(</text:span><text:span text:style-name="T14">servizio</text:span><text:span text:style-name="T15">: Servizio)</text:span></text:h>
      <text:p text:style-name="P16">Pre-condizioni:</text:p>
      <text:list text:style-name="LFO1" text:continue-numbering="true">
        <text:list-item>
          <text:p text:style-name="P17"><text:span text:style-name="T18">Esiste un Menu<text:s/></text:span><text:span text:style-name="T19">m</text:span><text:span text:style-name="T20"><text:s/>tale che<text:s/></text:span><text:span text:style-name="T21">m</text:span><text:span text:style-name="T22"><text:s/></text:span><text:span text:style-name="T23">è in uso in</text:span><text:span text:style-name="T24"><text:s/></text:span><text:span text:style-name="T25">servizio</text:span></text:p>
        </text:list-item>
      </text:list>
      <text:p text:style-name="P26"/>
      <text:p text:style-name="P27">Post-condizioni:</text:p>
      <text:list text:style-name="LFO2" text:continue-numbering="true">
        <text:list-item>
          <text:p text:style-name="P28"><text:span text:style-name="T29">È stata creata un'istanza<text:s/></text:span><text:span text:style-name="T30">f<text:s/></text:span><text:span text:style-name="T31">di FoglioRiepilogativo</text:span></text:p>
        </text:list-item>
        <text:list-item>
          <text:p text:style-name="P32"><text:span text:style-name="T33">f <text:s/></text:span><text:span text:style-name="T34"><text:s/></text:span><text:span text:style-name="T35">fa riferimento</text:span><text:span text:style-name="T36"><text:s/></text:span><text:span text:style-name="T37">a</text:span><text:span text:style-name="T38"><text:s/></text:span><text:span text:style-name="T39">servizio</text:span></text:p>
        </text:list-item>
        <text:list-item>
          <text:p text:style-name="P40"><text:span text:style-name="T41">Per ogni Sezione<text:s/></text:span><text:span text:style-name="T42">s</text:span><text:span text:style-name="T43"><text:s/></text:span><text:span text:style-name="T44">contenuta in<text:s/></text:span><text:span text:style-name="T45">m</text:span></text:p>
          <text:list text:continue-numbering="true">
            <text:list-item>
              <text:p text:style-name="P46"><text:span text:style-name="T47">Per ogni Voce<text:s/></text:span><text:span text:style-name="T48">v<text:s/></text:span><text:span text:style-name="T49">che<text:s/></text:span><text:span text:style-name="T50">fa riferimento alla<text:s/></text:span><text:span text:style-name="T51">Procedura<text:s/></text:span><text:span text:style-name="T52">p</text:span><text:span text:style-name="T53"><text:s/>e<text:s/></text:span><text:span text:style-name="T54">v<text:s/></text:span><text:span text:style-name="T55">appartiene a<text:s/></text:span><text:span text:style-name="T56">s</text:span><text:span text:style-name="T57"><text:s/>è stata creata un’istanza<text:s/></text:span><text:span text:style-name="T58">c</text:span><text:span text:style-name="T59"><text:s/>di Compito tale che:</text:span></text:p>
              <text:list text:continue-numbering="true">
                <text:list-item>
                  <text:p text:style-name="P60"><text:span text:style-name="T61">c<text:s/></text:span><text:span text:style-name="T62">consiste in</text:span><text:span text:style-name="T63"><text:s/></text:span><text:span text:style-name="T64">p</text:span></text:p>
                </text:list-item>
                <text:list-item>
                  <text:p text:style-name="P65"><text:span text:style-name="T66">f<text:s/></text:span><text:span text:style-name="T67">contiene</text:span><text:span text:style-name="T68"><text:s/>c</text:span></text:p>
                </text:list-item>
              </text:list>
            </text:list-item>
          </text:list>
        </text:list-item>
        <text:list-item>
          <text:p text:style-name="P69"><text:span text:style-name="T70">Per ogni Voce<text:s/></text:span><text:span text:style-name="T71">v<text:s/></text:span><text:span text:style-name="T72">che<text:s/></text:span><text:span text:style-name="T73">fa riferimento alla</text:span><text:span text:style-name="T74"><text:s/>Procedura<text:s/></text:span><text:span text:style-name="T75">p</text:span><text:span text:style-name="T76"><text:s/>e Voce<text:s/></text:span><text:span text:style-name="T77">v<text:s/></text:span><text:span text:style-name="T78">appartiene a<text:s/></text:span><text:span text:style-name="T79">m<text:s/></text:span><text:span text:style-name="T80">è stata creata<text:s/></text:span><text:span text:style-name="T81">un'istanza<text:s/></text:span><text:span text:style-name="T82">c</text:span><text:span text:style-name="T83"><text:s/>di Compito tale che:</text:span></text:p>
          <text:list text:continue-numbering="true">
            <text:list-item>
              <text:p text:style-name="P84"><text:span text:style-name="T85">c<text:s/></text:span><text:span text:style-name="T86">consiste in</text:span><text:span text:style-name="T87"><text:s/></text:span><text:span text:style-name="T88">p</text:span></text:p>
            </text:list-item>
            <text:list-item>
              <text:p text:style-name="P89"><text:span text:style-name="T90">f</text:span><text:span text:style-name="T91"><text:s/></text:span><text:span text:style-name="T92">contiene</text:span><text:span text:style-name="T93"><text:s/></text:span><text:span text:style-name="T94">c</text:span></text:p>
            </text:list-item>
          </text:list>
        </text:list-item>
        <text:list-item>
          <text:p text:style-name="P95"><text:span text:style-name="T96">ch<text:s/></text:span><text:span text:style-name="T97">è proprietario di</text:span><text:span text:style-name="T98"><text:s/>f</text:span></text:p>
        </text:list-item>
      </text:list>
      <text:p text:style-name="P99"/>
      <text:h text:style-name="P100" text:outline-level="2"><text:bookmark-start text:name="_i0fw2275jcwe"/><text:bookmark-end text:name="_i0fw2275jcwe"/><text:span text:style-name="T101">1a.1 impostaFoglioPerModifica(</text:span><text:span text:style-name="T102">foglio</text:span><text:span text:style-name="T103">: FoglioRiepilogativo)</text:span></text:h>
      <text:p text:style-name="P104"><text:span text:style-name="T105">Pre-condizioni:<text:s/></text:span><text:span text:style-name="T106">---</text:span></text:p>
      <text:p text:style-name="P107"><text:span text:style-name="T108">Post-condizioni:<text:s/></text:span><text:span text:style-name="T109">---</text:span></text:p>
      <text:p text:style-name="P110"/>
      <text:h text:style-name="P111" text:outline-level="2"><text:bookmark-start text:name="_3biaa4d80udc"/><text:bookmark-end text:name="_3biaa4d80udc"/><text:span text:style-name="T112">2. aggiungiCompito(</text:span><text:span text:style-name="T113">procedura</text:span><text:span text:style-name="T114">: Procedura)</text:span></text:h>
      <text:p text:style-name="P115">Pre-condizioni:</text:p>
      <text:list text:style-name="LFO3" text:continue-numbering="true">
        <text:list-item>
          <text:p text:style-name="P116"><text:span text:style-name="T117"><text:s/></text:span><text:span text:style-name="T118">è in corso la definizione di un Foglio Riepilogativo<text:s/></text:span><text:span text:style-name="T119">f<text:s/></text:span><text:span text:style-name="T120">e</text:span><text:span text:style-name="T121"><text:s/></text:span><text:span text:style-name="T122">ch</text:span><text:span text:style-name="T123"><text:s/>è proprietario di</text:span><text:span text:style-name="T124"><text:s/></text:span><text:span text:style-name="T125">f</text:span></text:p>
        </text:list-item>
      </text:list>
      <text:p text:style-name="P126"/>
      <text:p text:style-name="P127">Post-condizioni:</text:p>
      <text:list text:style-name="LFO4" text:continue-numbering="true">
        <text:list-item>
          <text:p text:style-name="P128"><text:span text:style-name="T129">E’ stata creata una istanza<text:s/></text:span><text:span text:style-name="T130">c</text:span><text:span text:style-name="T131"><text:s/>di Compito</text:span></text:p>
        </text:list-item>
        <text:list-item>
          <text:p text:style-name="P132"><text:span text:style-name="T133">c</text:span><text:span text:style-name="T134"><text:s/></text:span><text:span text:style-name="T135">consiste in</text:span><text:span text:style-name="T136"><text:s/></text:span><text:span text:style-name="T137">procedura</text:span></text:p>
        </text:list-item>
        <text:list-item>
          <text:p text:style-name="P138"><text:span text:style-name="T139">f<text:s/></text:span><text:span text:style-name="T140">contiene</text:span><text:span text:style-name="T141"><text:s/></text:span><text:span text:style-name="T142">c</text:span></text:p>
        </text:list-item>
      </text:list>
      <text:p text:style-name="P143"/>
      <text:p text:style-name="P144"/>
      <text:soft-page-break/>
      <text:h text:style-name="P145" text:outline-level="2"><text:span text:style-name="T146">2a.1 eliminaCompito(</text:span><text:span text:style-name="T147">compito</text:span><text:span text:style-name="T148">: Compito)</text:span></text:h>
      <text:p text:style-name="P149"><text:span text:style-name="T150">Pre-condizioni:</text:span></text:p>
      <text:list text:style-name="LFO4" text:continue-numbering="true">
        <text:list-item>
          <text:p text:style-name="P151"><text:span text:style-name="T152">è in corso la definizione di un Foglio Riepilogativo<text:s/></text:span><text:span text:style-name="T153">f<text:s/></text:span><text:span text:style-name="T154">e<text:s/></text:span><text:span text:style-name="T155">ch</text:span><text:span text:style-name="T156"><text:s/>è proprietario di</text:span><text:span text:style-name="T157"><text:s/></text:span><text:span text:style-name="T158">f</text:span></text:p>
        </text:list-item>
        <text:list-item>
          <text:p text:style-name="P159"><text:span text:style-name="T160">f<text:s/></text:span><text:span text:style-name="T161">contiene</text:span><text:span text:style-name="T162"><text:s/></text:span><text:span text:style-name="T163">compito</text:span></text:p>
        </text:list-item>
      </text:list>
      <text:p text:style-name="P164"/>
      <text:p text:style-name="P165">Post-condizioni:</text:p>
      <text:list text:style-name="LFO4" text:continue-numbering="true">
        <text:list-item>
          <text:p text:style-name="P166"><text:span text:style-name="T167">L’istanza<text:s/></text:span><text:span text:style-name="T168">compito</text:span><text:span text:style-name="T169"><text:s/>viene eliminata</text:span></text:p>
        </text:list-item>
      </text:list>
      <text:p text:style-name="P170"/>
      <text:h text:style-name="P171" text:outline-level="2"><text:bookmark-start text:name="_m61kg47tcwk"/><text:bookmark-end text:name="_m61kg47tcwk"/>3. ordinaElencoCompiti(ordinamento)</text:h>
      <text:p text:style-name="P172">Pre-condizioni:</text:p>
      <text:list text:style-name="LFO4" text:continue-numbering="true">
        <text:list-item>
          <text:p text:style-name="P173"><text:span text:style-name="T174">è in corso la definizione di un Foglio Riepilogativo<text:s/></text:span><text:span text:style-name="T175">f<text:s/></text:span><text:span text:style-name="T176">e<text:s/></text:span><text:span text:style-name="T177">ch</text:span><text:span text:style-name="T178"><text:s/>è proprietario di</text:span><text:span text:style-name="T179"><text:s/></text:span><text:span text:style-name="T180">f</text:span></text:p>
        </text:list-item>
      </text:list>
      <text:p text:style-name="P181">Post-condizioni:</text:p>
      <text:list text:style-name="LFO4" text:continue-numbering="true">
        <text:list-item>
          <text:p text:style-name="P182"><text:span text:style-name="T183">l’associazione<text:s/></text:span><text:span text:style-name="T184">contiene<text:s/></text:span><text:span text:style-name="T185">fra</text:span><text:span text:style-name="T186"><text:s/>f<text:s/></text:span><text:span text:style-name="T187">e</text:span><text:span text:style-name="T188"><text:s/>c<text:s/></text:span><text:span text:style-name="T189">è modificata in accordo con<text:s/></text:span><text:span text:style-name="T190">ordinamento</text:span></text:p>
        </text:list-item>
      </text:list>
      <text:p text:style-name="P191"/>
      <text:h text:style-name="P192" text:outline-level="2"><text:bookmark-start text:name="_38ancff3nneb"/><text:bookmark-end text:name="_38ancff3nneb"/>4. consultaTabellone()</text:h>
      <text:p text:style-name="P193"><text:span text:style-name="T194">Pre-condizioni:<text:s/></text:span><text:span text:style-name="T195">---</text:span></text:p>
      <text:p text:style-name="P196"><text:span text:style-name="T197">Post-condizioni:<text:s/></text:span><text:span text:style-name="T198">---</text:span></text:p>
      <text:p text:style-name="P199"/>
      <text:h text:style-name="P200" text:outline-level="2"><text:bookmark-start text:name="_xs1qj1izeoos"/><text:bookmark-end text:name="_xs1qj1izeoos"/><text:span text:style-name="T201">5. assegnaCompito(</text:span><text:span text:style-name="T202">compito</text:span><text:span text:style-name="T203">: Compito,<text:s/></text:span><text:span text:style-name="T204">turno</text:span><text:span text:style-name="T205">: Turno,<text:s/></text:span><text:span text:style-name="T206">cuoco?</text:span><text:span text:style-name="T207">: Cuoco,<text:s/></text:span><text:span text:style-name="T208">tempo?</text:span><text:span text:style-name="T209">: nume</text:span><text:span text:style-name="T210">ro,<text:s/></text:span><text:span text:style-name="T211">porzioni?</text:span><text:span text:style-name="T212">: numero)</text:span></text:h>
      <text:p text:style-name="P213">Pre-condizioni:</text:p>
      <text:list text:style-name="LFO4" text:continue-numbering="true">
        <text:list-item>
          <text:p text:style-name="P214"><text:span text:style-name="T215">è in corso la definizione di un Foglio Riepilogativo<text:s/></text:span><text:span text:style-name="T216">f<text:s/></text:span><text:span text:style-name="T217">e<text:s/></text:span><text:span text:style-name="T218">ch</text:span><text:span text:style-name="T219"><text:s/>è proprietario di</text:span><text:span text:style-name="T220"><text:s/></text:span><text:span text:style-name="T221">f</text:span></text:p>
        </text:list-item>
        <text:list-item>
          <text:p text:style-name="P222"><text:span text:style-name="T223">f<text:s/></text:span><text:span text:style-name="T224">contiene</text:span><text:span text:style-name="T225"><text:s/></text:span><text:span text:style-name="T226">compito</text:span></text:p>
        </text:list-item>
      </text:list>
      <text:p text:style-name="P227"/>
      <text:p text:style-name="P228"><text:span text:style-name="T229">Post-condizioni:</text:span></text:p>
      <text:list text:style-name="LFO5" text:continue-numbering="true">
        <text:list-item>
          <text:p text:style-name="P230"><text:span text:style-name="T231">Se<text:s/></text:span><text:span text:style-name="T232">turno</text:span><text:span text:style-name="T233"><text:s/>non è nel passato:</text:span></text:p>
        </text:list-item>
      </text:list>
      <text:list text:style-name="LFO6" text:continue-numbering="true">
        <text:list-item>
          <text:p text:style-name="P234"><text:span text:style-name="T235">compito</text:span><text:span text:style-name="T236"><text:s/>è<text:s/></text:span><text:span text:style-name="T237">svolto in</text:span><text:span text:style-name="T238"><text:s/></text:span><text:span text:style-name="T239">turno</text:span></text:p>
        </text:list-item>
        <text:list-item>
          <text:p text:style-name="P240"><text:span text:style-name="T241">[Se<text:s/></text:span><text:span text:style-name="T242">cuoco</text:span><text:span text:style-name="T243"><text:s/>è definito e<text:s/></text:span><text:span text:style-name="T244">cuoco</text:span><text:span text:style-name="T245"><text:s/></text:span><text:span text:style-name="T246">lavora in</text:span><text:span text:style-name="T247"><text:s/></text:span><text:span text:style-name="T248">turno</text:span><text:span text:style-name="T249">]<text:s/></text:span><text:span text:style-name="T250">compito</text:span><text:span text:style-name="T251"><text:s/>è<text:s/></text:span><text:span text:style-name="T252">eseguito da</text:span><text:span text:style-name="T253"><text:s/></text:span><text:span text:style-name="T254">cuoco</text:span></text:p>
        </text:list-item>
        <text:list-item>
          <text:p text:style-name="P255"><text:span text:style-name="T256">[Se<text:s/></text:span><text:span text:style-name="T257">tempo</text:span><text:span text:style-name="T258"><text:s/>è definito]<text:s/></text:span><text:span text:style-name="T259">compito.tempo</text:span><text:span text:style-name="T260"><text:s/>=<text:s/></text:span><text:span text:style-name="T261">tempo</text:span></text:p>
        </text:list-item>
        <text:list-item>
          <text:p text:style-name="P262"><text:span text:style-name="T263">[Se<text:s/></text:span><text:span text:style-name="T264">porzioni</text:span><text:span text:style-name="T265"><text:s/>è definito]<text:s/></text:span><text:span text:style-name="T266">compito.porzioni</text:span><text:span text:style-name="T267"><text:s/>=<text:s/></text:span><text:span text:style-name="T268">porzioni</text:span></text:p>
        </text:list-item>
        <text:list-item>
          <text:p text:style-name="P269"><text:span text:style-name="T270">tab</text:span><text:span text:style-name="T271"><text:s/></text:span><text:span text:style-name="T272">contiene</text:span><text:span text:style-name="T273"><text:s/></text:span><text:span text:style-name="T274">turno</text:span></text:p>
        </text:list-item>
      </text:list>
      <text:h text:style-name="P275" text:outline-level="2"/>
      <text:h text:style-name="P276" text:outline-level="2"><text:bookmark-start text:name="_kidsvqjiwrd9"/><text:bookmark-end text:name="_kidsvqjiwrd9"/><text:soft-page-break/><text:span text:style-name="T277">5a.1 modificaAssegnamento(</text:span><text:span text:style-name="T278">compito</text:span><text:span text:style-name="T279">: Compito,<text:s/></text:span><text:span text:style-name="T280">nuovoTurno</text:span><text:span text:style-name="T281">: Turno,<text:s/></text:span><text:span text:style-name="T282">nuovoCuoco?</text:span><text:span text:style-name="T283">: Cuoco, <text:s/></text:span><text:span text:style-name="T284">tempo?</text:span><text:span text:style-name="T285">: numero,<text:s/></text:span><text:span text:style-name="T286">porzioni?</text:span><text:span text:style-name="T287">: numero)</text:span></text:h>
      <text:p text:style-name="P288">Pre-condizioni:</text:p>
      <text:list text:style-name="LFO7" text:continue-numbering="true">
        <text:list-item>
          <text:p text:style-name="P289"><text:span text:style-name="T290">è in corso la definizione di un Foglio Riepilogativo<text:s/></text:span><text:span text:style-name="T291">f<text:s/></text:span><text:span text:style-name="T292">e<text:s/></text:span><text:span text:style-name="T293">ch</text:span><text:span text:style-name="T294"><text:s/>è proprietario di</text:span><text:span text:style-name="T295"><text:s/></text:span><text:span text:style-name="T296">f</text:span></text:p>
        </text:list-item>
        <text:list-item>
          <text:p text:style-name="P297"><text:span text:style-name="T298">f<text:s/></text:span><text:span text:style-name="T299">contiene</text:span><text:span text:style-name="T300"><text:s/></text:span><text:span text:style-name="T301">compito</text:span></text:p>
        </text:list-item>
        <text:list-item>
          <text:p text:style-name="P302"><text:span text:style-name="T303">esiste un Turno<text:s/></text:span><text:span text:style-name="T304">t</text:span><text:span text:style-name="T305"><text:s/>tale che<text:s/></text:span><text:span text:style-name="T306">t<text:s/></text:span><text:span text:style-name="T307">non è nel passato e<text:s/></text:span><text:span text:style-name="T308">compito</text:span><text:span text:style-name="T309"><text:s/></text:span><text:span text:style-name="T310">è<text:s/></text:span><text:span text:style-name="T311">svolto in</text:span><text:span text:style-name="T312"><text:s/></text:span><text:span text:style-name="T313">t</text:span></text:p>
        </text:list-item>
        <text:list-item>
          <text:p text:style-name="P314"><text:span text:style-name="T315">tab</text:span><text:span text:style-name="T316"><text:s/></text:span><text:span text:style-name="T317">contiene</text:span><text:span text:style-name="T318"><text:s/>t</text:span></text:p>
        </text:list-item>
        <text:list-item>
          <text:p text:style-name="P319"><text:span text:style-name="T320">l’istanza</text:span><text:span text:style-name="T321"><text:s/>nuovoTurno<text:s/></text:span><text:span text:style-name="T322">è diversa da</text:span><text:span text:style-name="T323"><text:s/>t</text:span></text:p>
        </text:list-item>
        <text:list-item>
          <text:p text:style-name="P324"><text:span text:style-name="T325">[se<text:s/></text:span><text:span text:style-name="T326">nuovoCuoco</text:span><text:span text:style-name="T327"><text:s/>è definito]</text:span><text:span text:style-name="T328"><text:s/></text:span><text:span text:style-name="T329">nuovoCuoco</text:span><text:span text:style-name="T330"><text:s/></text:span><text:span text:style-name="T331">lavora in</text:span><text:span text:style-name="T332"><text:s/></text:span><text:span text:style-name="T333">nuovoTurno</text:span></text:p>
        </text:list-item>
      </text:list>
      <text:p text:style-name="P334">Post-condizioni:</text:p>
      <text:list text:style-name="LFO7" text:continue-numbering="true">
        <text:list-item>
          <text:p text:style-name="P335"><text:span text:style-name="T336">Se<text:s/></text:span><text:span text:style-name="T337">nuovoTurno</text:span><text:span text:style-name="T338"><text:s/>non è nel passato:</text:span></text:p>
          <text:list text:continue-numbering="true">
            <text:list-item>
              <text:p text:style-name="P339"><text:span text:style-name="T340">[se esiste un Cuoco<text:s/></text:span><text:span text:style-name="T341">c</text:span><text:span text:style-name="T342"><text:s/>tale che<text:s/></text:span><text:span text:style-name="T343">compito</text:span><text:span text:style-name="T344"><text:s/></text:span><text:span text:style-name="T345">è eseguito da</text:span><text:span text:style-name="T346"><text:s/></text:span><text:span text:style-name="T347">c</text:span><text:span text:style-name="T348">] l’associazione<text:s/></text:span><text:span text:style-name="T349">eseguito da</text:span><text:span text:style-name="T350"><text:s/>tra<text:s/></text:span><text:span text:style-name="T351">compit</text:span><text:span text:style-name="T352">o</text:span><text:span text:style-name="T353"><text:s/>e<text:s/></text:span><text:span text:style-name="T354">c</text:span><text:span text:style-name="T355"><text:s/>viene eliminata</text:span></text:p>
            </text:list-item>
            <text:list-item>
              <text:p text:style-name="P356"><text:span text:style-name="T357">L’associazione<text:s/></text:span><text:span text:style-name="T358">svolto in</text:span><text:span text:style-name="T359"><text:s/>tra<text:s/></text:span><text:span text:style-name="T360">t</text:span><text:span text:style-name="T361"><text:s/>e<text:s/></text:span><text:span text:style-name="T362">compito</text:span><text:span text:style-name="T363"><text:s/>è eliminata</text:span></text:p>
            </text:list-item>
            <text:list-item>
              <text:p text:style-name="P364"><text:span text:style-name="T365">[se non esiste alcun Compito<text:s/></text:span><text:span text:style-name="T366">cmp</text:span><text:span text:style-name="T367"><text:s/>tale che<text:s/></text:span><text:span text:style-name="T368">cmp</text:span><text:span text:style-name="T369"><text:s/></text:span><text:span text:style-name="T370">è svolto in<text:s/></text:span><text:span text:style-name="T371">t</text:span><text:span text:style-name="T372">] l’associazione<text:s/></text:span><text:span text:style-name="T373">contiene</text:span><text:span text:style-name="T374"><text:s/>tra<text:s/></text:span><text:span text:style-name="T375">tab</text:span><text:span text:style-name="T376"><text:s/>e</text:span><text:span text:style-name="T377"><text:s/>t</text:span><text:span text:style-name="T378"><text:s/>viene eliminata</text:span></text:p>
            </text:list-item>
            <text:list-item>
              <text:p text:style-name="P379"><text:span text:style-name="T380">[se non esiste alcun Compito<text:s/></text:span><text:span text:style-name="T381">cmp_i</text:span><text:span text:style-name="T382"><text:s/>tale che<text:s/></text:span><text:span text:style-name="T383">cmp_i</text:span><text:span text:style-name="T384"><text:s/></text:span><text:span text:style-name="T385">è svolto in</text:span><text:span text:style-name="T386"><text:s/></text:span><text:span text:style-name="T387">nuovoTurno</text:span><text:span text:style-name="T388"><text:s/>]<text:s/></text:span><text:span text:style-name="T389">tab</text:span><text:span text:style-name="T390"><text:s/></text:span><text:span text:style-name="T391">contiene</text:span><text:span text:style-name="T392"><text:s/></text:span><text:span text:style-name="T393">nuovoTurno</text:span></text:p>
            </text:list-item>
            <text:list-item>
              <text:p text:style-name="P394"><text:span text:style-name="T395">compito</text:span><text:span text:style-name="T396"><text:s/>è svolt</text:span><text:span text:style-name="T397">o in<text:s/></text:span><text:span text:style-name="T398">nuovoTurno</text:span></text:p>
            </text:list-item>
            <text:list-item>
              <text:p text:style-name="P399"><text:span text:style-name="T400">[se</text:span><text:span text:style-name="T401"><text:s/>nuovoCuoco</text:span><text:span text:style-name="T402"><text:s/>è definito]<text:s/></text:span><text:span text:style-name="T403">compito</text:span><text:span text:style-name="T404"><text:s/>è eseguito da</text:span><text:span text:style-name="T405"><text:s/>nuovoCuoco</text:span></text:p>
            </text:list-item>
            <text:list-item>
              <text:p text:style-name="P406"><text:span text:style-name="T407">[se<text:s/></text:span><text:span text:style-name="T408">tempo</text:span><text:span text:style-name="T409"><text:s/>è definito]<text:s/></text:span><text:span text:style-name="T410">compito.tempo</text:span><text:span text:style-name="T411"><text:s/>=<text:s/></text:span><text:span text:style-name="T412">tempo</text:span></text:p>
            </text:list-item>
            <text:list-item>
              <text:p text:style-name="P413"><text:span text:style-name="T414">[se<text:s/></text:span><text:span text:style-name="T415">porzioni</text:span><text:span text:style-name="T416"><text:s/>è definito]<text:s/></text:span><text:span text:style-name="T417">compito.porzioni</text:span><text:span text:style-name="T418"><text:s/>=<text:s/></text:span><text:span text:style-name="T419">porzioni</text:span></text:p>
            </text:list-item>
          </text:list>
        </text:list-item>
      </text:list>
      <text:p text:style-name="P420"/>
      <text:h text:style-name="P421" text:outline-level="2"><text:bookmark-start text:name="_tucehhpvagua"/><text:bookmark-end text:name="_tucehhpvagua"/><text:span text:style-name="T422">5b.1 eliminaAssegnamento(</text:span><text:span text:style-name="T423">compito</text:span><text:span text:style-name="T424">: Compito)</text:span></text:h>
      <text:p text:style-name="P425"><text:span text:style-name="T426">Pre-condizioni:</text:span></text:p>
      <text:list text:style-name="LFO7" text:continue-numbering="true">
        <text:list-item>
          <text:p text:style-name="P427"><text:span text:style-name="T428">È in corso la definizione di un Foglio Riepilogativo<text:s/></text:span><text:span text:style-name="T429">f<text:s/></text:span><text:span text:style-name="T430">e<text:s/></text:span><text:span text:style-name="T431">ch</text:span><text:span text:style-name="T432"><text:s/>è proprietario di</text:span><text:span text:style-name="T433"><text:s/></text:span><text:span text:style-name="T434">f</text:span></text:p>
        </text:list-item>
        <text:list-item>
          <text:p text:style-name="P435"><text:span text:style-name="T436">f<text:s/></text:span><text:span text:style-name="T437">contiene</text:span><text:span text:style-name="T438"><text:s/></text:span><text:span text:style-name="T439">compito</text:span></text:p>
        </text:list-item>
        <text:list-item>
          <text:p text:style-name="P440"><text:span text:style-name="T441">Esiste un Turno<text:s/></text:span><text:span text:style-name="T442">t</text:span><text:span text:style-name="T443"><text:s/>tale che<text:s/></text:span><text:span text:style-name="T444">compito</text:span><text:span text:style-name="T445"><text:s/></text:span><text:span text:style-name="T446">è svolto in</text:span><text:span text:style-name="T447"><text:s/></text:span><text:span text:style-name="T448">t</text:span></text:p>
        </text:list-item>
        <text:list-item>
          <text:p text:style-name="P449"><text:span text:style-name="T450">tab</text:span><text:span text:style-name="T451"><text:s/></text:span><text:span text:style-name="T452">contiene</text:span><text:span text:style-name="T453"><text:s/></text:span><text:span text:style-name="T454">t</text:span></text:p>
        </text:list-item>
        <text:list-item>
          <text:p text:style-name="P455"><text:span text:style-name="T456">t<text:s/></text:span><text:span text:style-name="T457"><text:s/>non è nel passato</text:span></text:p>
        </text:list-item>
      </text:list>
      <text:p text:style-name="P458"/>
      <text:p text:style-name="P459"><text:span text:style-name="T460">Post-condizioni:</text:span></text:p>
      <text:list text:style-name="LFO8" text:continue-numbering="true">
        <text:list-item>
          <text:p text:style-name="P461"><text:span text:style-name="T462">l’associazione<text:s/></text:span><text:span text:style-name="T463">svolto in</text:span><text:span text:style-name="T464"><text:s/>tra<text:s/></text:span><text:span text:style-name="T465">t</text:span><text:span text:style-name="T466"><text:s/>e<text:s/></text:span><text:span text:style-name="T467">compito</text:span><text:span text:style-name="T468"><text:s/>è eliminata</text:span></text:p>
        </text:list-item>
        <text:list-item>
          <text:p text:style-name="P469"><text:span text:style-name="T470">[se esiste un Cuoco<text:s/></text:span><text:span text:style-name="T471">c</text:span><text:span text:style-name="T472"><text:s/>tale che<text:s/></text:span><text:span text:style-name="T473">compito</text:span><text:span text:style-name="T474"><text:s/>è<text:s/></text:span><text:span text:style-name="T475">eseguito da</text:span><text:span text:style-name="T476"><text:s/></text:span><text:span text:style-name="T477">c</text:span><text:span text:style-name="T478">] l’associazione<text:s/></text:span><text:span text:style-name="T479">eseguito da</text:span><text:span text:style-name="T480"><text:s/>tra<text:s/></text:span><text:span text:style-name="T481">c</text:span><text:span text:style-name="T482"><text:s/>e<text:s/></text:span><text:span text:style-name="T483">compito</text:span><text:span text:style-name="T484"><text:s/>è eliminata</text:span></text:p>
        </text:list-item>
        <text:list-item>
          <text:p text:style-name="P485"><text:span text:style-name="T486">[se non esiste alcun Compito<text:s/></text:span><text:span text:style-name="T487">cmp</text:span><text:span text:style-name="T488"><text:s/>tale che<text:s/></text:span><text:span text:style-name="T489">cmp</text:span><text:span text:style-name="T490"><text:s/></text:span><text:span text:style-name="T491">è svolto in<text:s/></text:span><text:span text:style-name="T492">t</text:span><text:span text:style-name="T493">] l’associazione<text:s/></text:span><text:span text:style-name="T494">contiene</text:span><text:span text:style-name="T495"><text:s/>tra<text:s/></text:span><text:span text:style-name="T496">tab</text:span><text:span text:style-name="T497"><text:s/>e</text:span><text:span text:style-name="T498"><text:s/>t</text:span><text:span text:style-name="T499"><text:s/>viene eliminata</text:span></text:p>
        </text:list-item>
      </text:list>
      <text:h text:style-name="P500" text:outline-level="2"/>
      <text:soft-page-break/>
      <text:h text:style-name="P501" text:outline-level="2"><text:span text:style-name="T502">5c</text:span><text:span text:style-name="T503">.1 aggiungi</text:span><text:span text:style-name="T504">Specifica (</text:span><text:span text:style-name="T505">compito</text:span><text:span text:style-name="T506">: Compito,<text:s/></text:span><text:span text:style-name="T507">cuoco?</text:span><text:span text:style-name="T508">: Cuoco,<text:s/></text:span><text:span text:style-name="T509">tempo?</text:span><text:span text:style-name="T510">: numero,<text:s/></text:span><text:span text:style-name="T511">porzioni?</text:span><text:span text:style-name="T512">: numero)</text:span></text:h>
      <text:p text:style-name="P513"><text:span text:style-name="T514">Pre-condizioni:</text:span></text:p>
      <text:list text:style-name="LFO7">
        <text:list-item>
          <text:p text:style-name="P515"><text:span text:style-name="T516">è in corso la definizione di un Foglio Riepilogativo<text:s/></text:span><text:span text:style-name="T517">f<text:s/></text:span><text:span text:style-name="T518">e<text:s/></text:span><text:span text:style-name="T519">ch</text:span><text:span text:style-name="T520"><text:s/>è proprietario di</text:span><text:span text:style-name="T521"><text:s/></text:span><text:span text:style-name="T522">f</text:span></text:p>
        </text:list-item>
        <text:list-item>
          <text:p text:style-name="P523"><text:span text:style-name="T524">f<text:s/></text:span><text:span text:style-name="T525">contiene</text:span><text:span text:style-name="T526"><text:s/></text:span><text:span text:style-name="T527">compito</text:span></text:p>
        </text:list-item>
        <text:list-item>
          <text:p text:style-name="P528"><text:span text:style-name="T529">[se<text:s/></text:span><text:span text:style-name="T530">cuoco</text:span><text:span text:style-name="T531"><text:s/>è definito]</text:span><text:span text:style-name="T532"><text:s/></text:span><text:span text:style-name="T533">esiste un</text:span><text:span text:style-name="T534"><text:s/></text:span><text:span text:style-name="T535">Turno</text:span><text:span text:style-name="T536"><text:s/>t<text:s/></text:span><text:span text:style-name="T537">tale che</text:span><text:span text:style-name="T538"><text:s/></text:span><text:span text:style-name="T539">compito</text:span><text:span text:style-name="T540"><text:s/></text:span><text:span text:style-name="T541">è svolto in</text:span><text:span text:style-name="T542"><text:s/>t</text:span><text:span text:style-name="T543">,</text:span><text:span text:style-name="T544"><text:s/></text:span><text:span text:style-name="T545">cuoco</text:span><text:span text:style-name="T546"><text:s/></text:span><text:span text:style-name="T547">lavora in<text:s/></text:span><text:span text:style-name="T548">t</text:span><text:span text:style-name="T549"><text:s/></text:span><text:span text:style-name="T550">e</text:span><text:s/><text:span text:style-name="T551">t</text:span><text:span text:style-name="T552"><text:s/>non è nel passato</text:span></text:p>
        </text:list-item>
      </text:list>
      <text:p text:style-name="P553"/>
      <text:p text:style-name="P554">Post-condizioni:</text:p>
      <text:list text:style-name="LFO10" text:continue-numbering="true">
        <text:list-item>
          <text:p text:style-name="P555"><text:span text:style-name="T556">[se<text:s/></text:span><text:span text:style-name="T557">cuoco</text:span><text:span text:style-name="T558"><text:s/>è definito]<text:s/></text:span><text:span text:style-name="T559">compito</text:span><text:span text:style-name="T560"><text:s/></text:span><text:span text:style-name="T561">è eseguito da</text:span><text:span text:style-name="T562"><text:s/></text:span><text:span text:style-name="T563">cuoco</text:span></text:p>
        </text:list-item>
        <text:list-item>
          <text:p text:style-name="P564"><text:span text:style-name="T565">[Se<text:s/></text:span><text:span text:style-name="T566">tempo</text:span><text:span text:style-name="T567"><text:s/>è definito]<text:s/></text:span><text:span text:style-name="T568">compito.</text:span><text:span text:style-name="T569">tempo =<text:s/></text:span><text:span text:style-name="T570">tempo</text:span></text:p>
        </text:list-item>
        <text:list-item>
          <text:p text:style-name="P571"><text:span text:style-name="T572">[Se<text:s/></text:span><text:span text:style-name="T573">porzioni</text:span><text:span text:style-name="T574"><text:s/>è definito]<text:s/></text:span><text:span text:style-name="T575">compito</text:span><text:span text:style-name="T576">.porzioni =<text:s/></text:span><text:span text:style-name="T577">porzioni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Georgia" svg:font-family="Georgia" style:font-family-generic="roman" style:font-pitch="variable" svg:panose-1="2 4 5 2 5 4 5 2 3 3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line-height="115%" fo:background-color="transparent" style:tab-stop-distance="0.5in"/>
      <style:text-properties style:font-name="Georgia" style:font-name-asian="Georgia" style:font-name-complex="Georgi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25in" fo:margin-bottom="0.0833in"/>
      <style:text-properties fo:font-weight="bold" style:font-weight-asian="bold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2222in" fo:margin-bottom="0.0555in"/>
      <style:text-properties fo:font-weight="bold" style:font-weight-asian="bold"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e" style:next-style-name="Normale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true"/>
    </style:style>
    <style:style style:name="Sottotitolo" style:display-name="Sottotitolo" style:family="paragraph" style:parent-style-name="Normale" style:next-style-name="Normale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Georgia" style:font-name-asian="Georgia" style:font-name-complex="Georgi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style:style style:name="WW_CharLFO7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eorgi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6LVL2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style-name="WW_CharLFO6LVL3" text:bullet-char="-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style-name="WW_CharLFO6LVL4" text:bullet-char="-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6LVL5" text:bullet-char="-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style-name="WW_CharLFO6LVL6" text:bullet-char="-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style-name="WW_CharLFO6LVL7" text:bullet-char="-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6LVL8" text:bullet-char="-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style-name="WW_CharLFO6LVL9" text:bullet-char="-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7868in" fo:margin-left="0.5902in" fo:margin-bottom="0.7868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useppe Catalano</meta:initial-creator>
    <dc:creator>Giuseppe Catalano</dc:creator>
    <meta:creation-date>2021-06-12T07:41:00Z</meta:creation-date>
    <dc:date>2021-06-13T16:18:00Z</dc:date>
    <meta:template xlink:href="Normal.dotm" xlink:type="simple"/>
    <meta:editing-cycles>9</meta:editing-cycles>
    <meta:editing-duration>PT20160S</meta:editing-duration>
    <meta:document-statistic meta:page-count="4" meta:paragraph-count="8" meta:word-count="611" meta:character-count="4089" meta:row-count="29" meta:non-whitespace-character-count="3486"/>
  </office:meta>
</office:document-meta>
</file>